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22in"/>
    </style:style>
    <style:style style:name="co2" style:family="table-column">
      <style:table-column-properties fo:break-before="auto" style:column-width="1.0752in"/>
    </style:style>
    <style:style style:name="co3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esource</text:p>
          </table:table-cell>
          <table:table-cell office:value-type="string" calcext:value-type="string">
            <text:p>number of links</text:p>
          </table:table-cell>
          <table:table-cell office:value-type="string" calcext:value-type="string">
            <text:p>number of mentions</text:p>
          </table:table-cell>
        </table:table-row>
        <table:table-row table:style-name="ro1">
          <table:table-cell office:value-type="string" calcext:value-type="string">
            <text:p>reddit</text:p>
          </table:table-cell>
          <table:table-cell office:value-type="float" office:value="1678" calcext:value-type="float">
            <text:p>1678</text:p>
          </table:table-cell>
          <table:table-cell office:value-type="float" office:value="2369" calcext:value-type="float">
            <text:p>2369</text:p>
          </table:table-cell>
        </table:table-row>
        <table:table-row table:style-name="ro1">
          <table:table-cell office:value-type="string" calcext:value-type="string">
            <text:p>wikipedia</text:p>
          </table:table-cell>
          <table:table-cell office:value-type="float" office:value="945" calcext:value-type="float">
            <text:p>945</text:p>
          </table:table-cell>
          <table:table-cell office:value-type="float" office:value="1414" calcext:value-type="float">
            <text:p>1414</text:p>
          </table:table-cell>
        </table:table-row>
        <table:table-row table:style-name="ro1">
          <table:table-cell office:value-type="string" calcext:value-type="string">
            <text:p>imgur</text:p>
          </table:table-cell>
          <table:table-cell office:value-type="float" office:value="474" calcext:value-type="float">
            <text:p>474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411" calcext:value-type="float">
            <text:p>411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string" calcext:value-type="string">
            <text:p>youtube</text:p>
          </table:table-cell>
          <table:table-cell office:value-type="float" office:value="261" calcext:value-type="float">
            <text:p>261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string" calcext:value-type="string">
            <text:p>stackoverflow</text:p>
          </table:table-cell>
          <table:table-cell office:value-type="float" office:value="169" calcext:value-type="float">
            <text:p>169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xkcd</text:p>
          </table:table-cell>
          <table:table-cell office:value-type="float" office:value="157" calcext:value-type="float">
            <text:p>157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mit</text:p>
          </table:table-cell>
          <table:table-cell office:value-type="float" office:value="134" calcext:value-type="float">
            <text:p>134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github</text:p>
          </table:table-cell>
          <table:table-cell office:value-type="float" office:value="97" calcext:value-type="float">
            <text:p>97</text:p>
          </table:table-cell>
          <table:table-cell office:value-type="float" office:value="1367" calcext:value-type="float">
            <text:p>1367</text:p>
          </table:table-cell>
        </table:table-row>
        <table:table-row table:style-name="ro1">
          <table:table-cell office:value-type="string" calcext:value-type="string">
            <text:p>inventwithpython</text:p>
          </table:table-cell>
          <table:table-cell office:value-type="float" office:value="69" calcext:value-type="float">
            <text:p>6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learnpythonthehardway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float" office:value="53" calcext:value-type="float">
            <text:p>53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string" calcext:value-type="string">
            <text:p>explainxkcd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stanford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oracle</text:p>
          </table:table-cell>
          <table:table-cell office:value-type="float" office:value="46" calcext:value-type="float">
            <text:p>4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xkcdref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float" office:value="41" calcext:value-type="float">
            <text:p>41</text:p>
          </table:table-cell>
          <table:table-cell office:value-type="float" office:value="2102" calcext:value-type="float">
            <text:p>2102</text:p>
          </table:table-cell>
        </table:table-row>
        <table:table-row table:style-name="ro1">
          <table:table-cell office:value-type="string" calcext:value-type="string">
            <text:p>youtu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reilly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blogspot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git-scm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projecteuler</text:p>
          </table:table-cell>
          <table:table-cell office:value-type="float" office:value="38" calcext:value-type="float">
            <text:p>3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codinghorror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programarcadegames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tackexchange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codeabbey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wordpress</text:p>
          </table:table-cell>
          <table:table-cell office:value-type="float" office:value="32" calcext:value-type="float">
            <text:p>32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learncodethehardway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ourceforge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catb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python</text:p>
          </table:table-cell>
          <table:table-cell office:value-type="float" office:value="28" calcext:value-type="float">
            <text:p>28</text:p>
          </table:table-cell>
          <table:table-cell office:value-type="float" office:value="5099" calcext:value-type="float">
            <text:p>5099</text:p>
          </table:table-cell>
        </table:table-row>
        <table:table-row table:style-name="ro1">
          <table:table-cell office:value-type="string" calcext:value-type="string">
            <text:p>class-central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theodinproject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twitch</text:p>
          </table:table-cell>
          <table:table-cell office:value-type="float" office:value="23" calcext:value-type="float">
            <text:p>2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codingbat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astebin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programmingbydoing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tumblr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joelonsoftware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ndroid</text:p>
          </table:table-cell>
          <table:table-cell office:value-type="float" office:value="19" calcext:value-type="float">
            <text:p>19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string" calcext:value-type="string">
            <text:p>berkeley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jetbrains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codecombat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xercism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norvig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princeton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tutsplus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wolframalpha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eetup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khanacademy</text:p>
          </table:table-cell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tiobe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icrosoftvirtualacademy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greenteapress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s50</text:p>
          </table:table-cell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pygame</text:p>
          </table:table-cell>
          <table:table-cell office:value-type="float" office:value="15" calcext:value-type="float">
            <text:p>15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thenewboston</text:p>
          </table:table-cell>
          <table:table-cell office:value-type="float" office:value="15" calcext:value-type="float">
            <text:p>15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eev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odeschool</text:p>
          </table:table-cell>
          <table:table-cell office:value-type="float" office:value="14" calcext:value-type="float">
            <text:p>1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teamtreehouse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unity3d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dreamincode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ppreference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loquentjavascript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ode</text:p>
          </table:table-cell>
          <table:table-cell office:value-type="float" office:value="13" calcext:value-type="float">
            <text:p>13</text:p>
          </table:table-cell>
          <table:table-cell office:value-type="float" office:value="11106" calcext:value-type="float">
            <text:p>11106</text:p>
          </table:table-cell>
        </table:table-row>
        <table:table-row table:style-name="ro1">
          <table:table-cell office:value-type="string" calcext:value-type="string">
            <text:p>ideone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utorialspoint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rogramming-motherfucker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12" calcext:value-type="float">
            <text:p>12</text:p>
          </table:table-cell>
          <table:table-cell office:value-type="float" office:value="1733" calcext:value-type="float">
            <text:p>1733</text:p>
          </table:table-cell>
        </table:table-row>
        <table:table-row table:style-name="ro1">
          <table:table-cell office:value-type="string" calcext:value-type="string">
            <text:p>w3schools</text:p>
          </table:table-cell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quora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jsfiddle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railstutorial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odeproject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ruby-doc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ynda</text:p>
          </table:table-cell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msdn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wikimedia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troustrup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codewars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manning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plusplus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googlecode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it-ebooks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uu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dditenhancementsuite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cessing</text:p>
          </table:table-cell>
          <table:table-cell office:value-type="float" office:value="10" calcext:value-type="float">
            <text:p>1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pluralsight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checkio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vimeo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olor</text:p>
          </table:table-cell>
          <table:table-cell office:value-type="float" office:value="9" calcext:value-type="float">
            <text:p>9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gnu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rosalind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ublimetext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hinkful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wikia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utomatetheboringstuff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wikibooks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osettacode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mldog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ldp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ijinjoseph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odejs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ted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freecodecamp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interactivepython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lmgtfy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mu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and2tetris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hedailywtf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vogella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usinessinsider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ameprogrammingpatterns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inuxcommand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rstechnica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ono-project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arvard</text:p>
          </table:table-cell>
          <table:table-cell office:value-type="float" office:value="7" calcext:value-type="float">
            <text:p>7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alice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tcl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golang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waterloo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odeavengers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ragprog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ourcetreeapp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th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im-adventure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ourcemaking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ostarch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at-v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grammingpraxis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aulgraham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rbandictionary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6" calcext:value-type="float">
            <text:p>6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blender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wired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gatech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qlzoo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tdp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eadthedocs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s7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mputerscienceforeveryone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anselman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ppspot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hepiratebay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ss-tricks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chneem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ocoo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programming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earneroo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owtogeek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avascriptissexy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eekun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bsy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earnyouahaskell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ollyrocket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cotthyoung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eebly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aedtech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clipse</text:p>
          </table:table-cell>
          <table:table-cell office:value-type="float" office:value="5" calcext:value-type="float">
            <text:p>5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jquery</text:p>
          </table:table-cell>
          <table:table-cell office:value-type="float" office:value="5" calcext:value-type="float">
            <text:p>5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twitter</text:p>
          </table:table-cell>
          <table:table-cell office:value-type="float" office:value="5" calcext:value-type="float">
            <text:p>5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mooc</text:p>
          </table:table-cell>
          <table:table-cell office:value-type="float" office:value="5" calcext:value-type="float">
            <text:p>5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apache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mongodb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itch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hackerrank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livecode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w3fools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glassdoor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elsinki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odepen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railscasts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aylor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poj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ci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nstructable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earnxinyminute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l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echpounc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grammersmotivatio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hisdeveloperslife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hou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riclippert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udumdare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adgum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fxile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etbootstrap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vie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obmiles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lenic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ndawhale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ubykoan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eampowere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ndrewcomeau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kerbase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ght</text:p>
          </table:table-cell>
          <table:table-cell office:value-type="float" office:value="4" calcext:value-type="float">
            <text:p>4</text:p>
          </table:table-cell>
          <table:table-cell office:value-type="float" office:value="3298" calcext:value-type="float">
            <text:p>3298</text:p>
          </table:table-cell>
        </table:table-row>
        <table:table-row table:style-name="ro1">
          <table:table-cell office:value-type="string" calcext:value-type="string">
            <text:p>salary</text:p>
          </table:table-cell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bitbucket</text:p>
          </table:table-cell>
          <table:table-cell office:value-type="float" office:value="4" calcext:value-type="float">
            <text:p>4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gamedev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dice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debian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kickstarter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ycombinator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opcoder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cm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ilbert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ktbyte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visualstudio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regular-expressions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utodesk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raspberrypi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heat-sheets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aunchcode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odeplex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ornell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ubyonrails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odepad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sdev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ppacademy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ackreactor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evdocs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nstacurate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rummy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verapi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earncpp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crap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yal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egexr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texa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verthewir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eej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itepoin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ythonchalleng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listapar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lideshar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hecodeplayer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ustgetflux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rymoir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hatcanidoformozill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lashdo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orb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detunnel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shared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ml5rocks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ryptopals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ambda-the-ultimate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itimmersion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sszengarden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emrise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enniferdewalt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oexcuselist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pacechemthegame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se-the-index-luke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nfoq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3techs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zedshaw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lworld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ammerprinciple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acknotes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ll-labs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derweekly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ibgen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ighscalability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icoschuel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eadfirstlab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zeusedi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kyo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sharpcours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float" office:value="9121" calcext:value-type="float">
            <text:p>9121</text:p>
          </table:table-cell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3" calcext:value-type="float">
            <text:p>3</text:p>
          </table:table-cell>
          <table:table-cell office:value-type="float" office:value="2647" calcext:value-type="float">
            <text:p>2647</text:p>
          </table:table-cell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3" calcext:value-type="float">
            <text:p>3</text:p>
          </table:table-cell>
          <table:table-cell office:value-type="float" office:value="1519" calcext:value-type="float">
            <text:p>1519</text:p>
          </table:table-cell>
        </table:table-row>
        <table:table-row table:style-name="ro1">
          <table:table-cell office:value-type="string" calcext:value-type="string">
            <text:p>vim</text:p>
          </table:table-cell>
          <table:table-cell office:value-type="float" office:value="3" calcext:value-type="float">
            <text:p>3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string" calcext:value-type="string">
            <text:p>haskell</text:p>
          </table:table-cell>
          <table:table-cell office:value-type="float" office:value="3" calcext:value-type="float">
            <text:p>3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modern</text:p>
          </table:table-cell>
          <table:table-cell office:value-type="float" office:value="3" calcext:value-type="float">
            <text:p>3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apple</text:p>
          </table:table-cell>
          <table:table-cell office:value-type="float" office:value="3" calcext:value-type="float">
            <text:p>3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mysql</text:p>
          </table:table-cell>
          <table:table-cell office:value-type="float" office:value="3" calcext:value-type="float">
            <text:p>3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float" office:value="3" calcext:value-type="float">
            <text:p>3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indeed</text:p>
          </table:table-cell>
          <table:table-cell office:value-type="float" office:value="3" calcext:value-type="float">
            <text:p>3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turing</text:p>
          </table:table-cell>
          <table:table-cell office:value-type="float" office:value="3" calcext:value-type="float">
            <text:p>3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die</text:p>
          </table:table-cell>
          <table:table-cell office:value-type="float" office:value="3" calcext:value-type="float">
            <text:p>3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arduino</text:p>
          </table:table-cell>
          <table:table-cell office:value-type="float" office:value="3" calcext:value-type="float">
            <text:p>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archive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heroku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nginx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minus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bluej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xamarin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ifehacker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reactiongifs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anonical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ivy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odeday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late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quickmeme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deforces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reenfoot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ppinventor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am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onodevelop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iveintopython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reddit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deunio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orstman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oodread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egexon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earnstreet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net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jangobook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etf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fycat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slint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derbyt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igamonkey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mallbasi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gex10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alsamiq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eekmindfitnes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ythonprogramming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lmonk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owendbo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desdk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pen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alfapp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arnrubythehardwa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eviantar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sb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uildsomethingawesom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oip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deofhono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nfoworl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dingam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ighercomputingforeveryon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w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oogleuserconten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qlservercentra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echrepublic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ikihow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evfactor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igfpe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orting-algorithms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penbookproject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ikidot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unrev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rlcheo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gexlib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-reading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morgames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reerfoundry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dx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ebplatform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zone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pidergems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mashingmagazine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erious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qt-project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mbc-comics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nlinejudge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tnetperls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osabook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dingdojo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gupieware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bjectmentor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earsoncmg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xsrv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lvanize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orrydream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vancier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xoax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angowithdjango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iveintopython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orldofspectrum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ck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tmaybeahack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ungeonsanddevelopers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dd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ellowebapp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dainitiative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motr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decondo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odbolt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inatrarb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cademicearth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enny-arcade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ocookie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ryclj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rrywatson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eopleofhonoronly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ytimes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erou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ichallenge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bstrusegoose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c2e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grammableweb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tincarlisle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agrantup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gexper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ube-drone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eebot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therfuckingwebsite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gexpal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stardsbook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zdnet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it-tower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beaz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enturebeat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ntendoage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tinfowler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yazo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indilyrics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ylestrati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99-bottles-of-be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ympanu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idsrub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grammingforanalysi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c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mmitstrip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s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nicamp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war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keconle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59901" calcext:value-type="float">
            <text:p>59901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office:value-type="float" office:value="9881" calcext:value-type="float">
            <text:p>9881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office:value-type="float" office:value="5060" calcext:value-type="float">
            <text:p>5060</text:p>
          </table:table-cell>
        </table:table-row>
        <table:table-row table:style-name="ro1">
          <table:table-cell office:value-type="string" calcext:value-type="string">
            <text:p>typing</text:p>
          </table:table-cell>
          <table:table-cell office:value-type="float" office:value="2" calcext:value-type="float">
            <text:p>2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bash</text:p>
          </table:table-cell>
          <table:table-cell office:value-type="float" office:value="2" calcext:value-type="float">
            <text:p>2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ubuntu</text:p>
          </table:table-cell>
          <table:table-cell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import</text:p>
          </table:table-cell>
          <table:table-cell office:value-type="float" office:value="2" calcext:value-type="float">
            <text:p>2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faqs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spring</text:p>
          </table:table-cell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brackets</text:p>
          </table:table-cell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adobe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intel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fool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freenode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coffeescript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gimp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nasa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freebsd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cipy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un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so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entdex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ove2d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vernote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utohotkey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onogame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rew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z8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wjgl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tallman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rizona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imdb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virginia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ukkit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pan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andmadehero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tmel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lant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olfram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mazonaw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sr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ysite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alpython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ribbble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ltk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gre3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olcod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xpressj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n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upui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iktionary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xmi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ysliderul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erokuapp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nformi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eeksforgeek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evbootcamp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yourbank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ydat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ackthissit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ordnik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deh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ywenderlic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u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mu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3dbuzz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ean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odeschoo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yoyogame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ongnu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dun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pencv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su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esdev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isualgo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onkeybar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masutr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xm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trickjm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cl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ddedbyte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ashid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rtn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ripo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ctia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isandbox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wnloadmorera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mber-cl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mix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isquit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reercup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deanalytic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ignerdranc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ropcanva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omeandlear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negameamont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csu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qlbol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l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ysca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ilobol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gkarm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illiamh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rriam-webst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ency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oxit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condlif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ighchart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unchacadem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ubyquiz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arnvisualstudi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itchhiketheinterne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oreg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astcompan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ybrar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oesrb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ntobox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nyur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buntuforum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oisl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skinn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leancoder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lett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oguebasin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cessingj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yerson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cdavi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tariarchive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arlespetzold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oj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bf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macsrock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wz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ythontut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cificcollegiate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ottlilly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eepascal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tashatherobot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xrevision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waroopch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ngermouse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greenplace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by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sswizardry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ilymail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deoregon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igocheatsheet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geh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ngosteve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lentbuddy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kingcodeschool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derdojo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romeexperiment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volu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reservlet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nypic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shvillesoftwareschool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mputerhope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alworldhaskell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yourfirstwebapp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yarc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sherove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arsonhighered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nome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nixmage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ndorabot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qkme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qntm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jangogirl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abiensanglard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pengroup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hptherightway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ython-guide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rodiu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ranch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vshed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itfountain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dx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bsyn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ymag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don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xx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arnc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tonmat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wthinktank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xforddictionarie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hndcook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snew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y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ooledge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pen-std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ink-like-a-git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yptofail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qlcourse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dview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relusive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uffingtonpost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quidweb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epoint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-project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tima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gicmason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l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illinoi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eremykun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sperf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arningfundamental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regonstate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codelesscode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dprod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declubworld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tlib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wa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ubyinside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ttlepy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mespot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kery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ckbrightacademy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urish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mlinspiration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megenerat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perfamicom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rnesandnoble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newport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ironyard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uildingjavaprogram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oogle-melange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rtoszmilewski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mmandlinefu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ndh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95west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vv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ongregate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b-bell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clemma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k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upiterbroadcasting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ust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rlien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nuxfromscratch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eamcommunity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quilezle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ccu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grammingusingscala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gitaltutor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ifsplosion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ne-tab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ni-hamburg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mf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wnforeveryoneorjustme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clanguage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ckertype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csu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wcguild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xegg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thfreak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d3d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yfsharp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brandy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lobalnerdy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iencedaily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glibc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ython-request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loating-point-gui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mara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cosia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monallardice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vtrope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dlogicgame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ilsforzombie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mmarket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oc-list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lourlover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xcar2d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nuxfoundation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uffistolefromtheinternet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demirr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gramthi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ywork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cian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ythonhosted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mputerworld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dobb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udybyyourself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snew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erogan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evelosh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yvideo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eenend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ngpop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ettydiff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niqpath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eknowmeme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isc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ntsc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aofbtc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ricsink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uistyle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bvanderwoude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verydayutilitarian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mlgoodie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nustechtip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miradafinanci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eeitonlinecours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p-install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ofa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bosguid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ringrt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tcodi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killcrus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out</text:p>
          </table:table-cell>
          <table:table-cell office:value-type="float" office:value="1" calcext:value-type="float">
            <text:p>1</text:p>
          </table:table-cell>
          <table:table-cell office:value-type="float" office:value="11480" calcext:value-type="float">
            <text:p>11480</text:p>
          </table:table-cell>
        </table:table-row>
        <table:table-row table:style-name="ro1">
          <table:table-cell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  <table:table-cell office:value-type="float" office:value="9274" calcext:value-type="float">
            <text:p>9274</text:p>
          </table:table-cell>
        </table:table-row>
        <table:table-row table:style-name="ro1">
          <table:table-cell office:value-type="string" calcext:value-type="string">
            <text:p>go</text:p>
          </table:table-cell>
          <table:table-cell office:value-type="float" office:value="1" calcext:value-type="float">
            <text:p>1</text:p>
          </table:table-cell>
          <table:table-cell office:value-type="float" office:value="4910" calcext:value-type="float">
            <text:p>4910</text:p>
          </table:table-cell>
        </table:table-row>
        <table:table-row table:style-name="ro1">
          <table:table-cell office:value-type="string" calcext:value-type="string">
            <text:p>example</text:p>
          </table:table-cell>
          <table:table-cell office:value-type="float" office:value="1" calcext:value-type="float">
            <text:p>1</text:p>
          </table:table-cell>
          <table:table-cell office:value-type="float" office:value="2635" calcext:value-type="float">
            <text:p>2635</text:p>
          </table:table-cell>
        </table:table-row>
        <table:table-row table:style-name="ro1">
          <table:table-cell office:value-type="string" calcext:value-type="string">
            <text:p>free</text:p>
          </table:table-cell>
          <table:table-cell office:value-type="float" office:value="1" calcext:value-type="float">
            <text:p>1</text:p>
          </table:table-cell>
          <table:table-cell office:value-type="float" office:value="2466" calcext:value-type="float">
            <text:p>2466</text:p>
          </table:table-cell>
        </table:table-row>
        <table:table-row table:style-name="ro1">
          <table:table-cell office:value-type="string" calcext:value-type="string">
            <text:p>html</text:p>
          </table:table-cell>
          <table:table-cell office:value-type="float" office:value="1" calcext:value-type="float">
            <text:p>1</text:p>
          </table:table-cell>
          <table:table-cell office:value-type="float" office:value="2261" calcext:value-type="float">
            <text:p>2261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office:value-type="float" office:value="1462" calcext:value-type="float">
            <text:p>1462</text:p>
          </table:table-cell>
        </table:table-row>
        <table:table-row table:style-name="ro1">
          <table:table-cell office:value-type="string" calcext:value-type="string">
            <text:p>play</text:p>
          </table:table-cell>
          <table:table-cell office:value-type="float" office:value="1" calcext:value-type="float">
            <text:p>1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office:value-type="float" office:value="1" calcext:value-type="float">
            <text:p>1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string" calcext:value-type="string">
            <text:p>study</text:p>
          </table:table-cell>
          <table:table-cell office:value-type="float" office:value="1" calcext:value-type="float">
            <text:p>1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string" calcext:value-type="string">
            <text:p>reference</text:p>
          </table:table-cell>
          <table:table-cell office:value-type="float" office:value="1" calcext:value-type="float">
            <text:p>1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string" calcext:value-type="string">
            <text:p>answers</text:p>
          </table:table-cell>
          <table:table-cell office:value-type="float" office:value="1" calcext:value-type="float">
            <text:p>1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string" calcext:value-type="string">
            <text:p>damn</text:p>
          </table:table-cell>
          <table:table-cell office:value-type="float" office:value="1" calcext:value-type="float">
            <text:p>1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float" office:value="1" calcext:value-type="float">
            <text:p>1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erl</text:p>
          </table:table-cell>
          <table:table-cell office:value-type="float" office:value="1" calcext:value-type="float">
            <text:p>1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chrome</text:p>
          </table:table-cell>
          <table:table-cell office:value-type="float" office:value="1" calcext:value-type="float">
            <text:p>1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json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notepad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db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mod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lua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compsci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interviewing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mozilla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opengl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air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clojure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cpp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lego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uh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notch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boost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patience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awk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possibility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linkedin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angularjs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ed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meh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vic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un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wp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lementary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ibm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qlite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loc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opensource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diff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motherfucker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gnome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gitlab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umpy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mingw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unicode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cracked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repl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tlassian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opera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york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rockford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tdout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iz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lvm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grail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arry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6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hromium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utf-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urdue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bay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echnet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rochester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s61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xubuntu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honegap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wikis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houghtwork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picodu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hechern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x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python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zend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kea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loc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utah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estroyallsoftwar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odespells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ocos2d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anselminutes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sic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arebones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pi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ladwel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nkscap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etsec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abe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adistic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mputercraft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xwidget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penhatch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lidenerd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parkfu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echanicalkeyboard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uckduckg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ubygem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llinoi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etbs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tchpeoplecod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dafrui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artlan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xpytho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oblox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ketchup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lobo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dec6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rallax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ythonanywher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ongosy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hase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epcod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q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lygo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itbox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extfi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f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su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ckspac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zurb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hvm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o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pent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olang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cs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arn-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nnapp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itoriou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i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gramminggam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u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faribooksonlin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oughtbo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inuxquestion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xmona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uk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demento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x10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ibsd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ibi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risto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ymfon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f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inuxmin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arnhowtoprogram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gramming-challeng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n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reatej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mas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ikispac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npythoni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indowsphon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quibbl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san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rewar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cktpub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triksh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eweg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elfir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ittorren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u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rigg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lantum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sac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owdoyoucod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vidbau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itnam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sf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ystiq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hu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onstor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j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rc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zomb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hack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yon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d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ldursga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b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che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kegameswith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utenber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sh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udibl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dechef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qnx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socpp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unprogramm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artbootstrap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nepagelo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bble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h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ml5u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yptonomic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derac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np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ledropp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iograph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sfc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u-berl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diola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leinf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menbranj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yande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arnlayou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pensecurity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tacadem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eatel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iu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gi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zeromq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weakblog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xtbooknov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arnjavaonlin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arther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ghttab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ckbeardrepubli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mberj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crocorrupti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iffm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irr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lidesharecd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yschool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botgam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demontag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b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tco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lklor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svide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wistedmatri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eenspu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d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uft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ckershi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lovepi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taobjec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cedi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outhparkstudi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nshe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penframework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ipirvin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m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kzed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dequac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aftyj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mshardwar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pol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esb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chmak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sf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su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ckada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lezilla-projec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er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degolf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b-clas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mmonswar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ngp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eston-wern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ckbonej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lema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edubo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eetechbook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itoli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aphvi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rikingl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chcrun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ckerspac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aticflick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ot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unroll-loop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ppcelerat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chopedi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ickassap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ge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vwar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urebasi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tatyp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tmereadyourtextbookforyou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ubytapa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uc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ilsgirl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guardi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quirej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umpstartla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nbforu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b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otcamp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mpohu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impe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alvesoftwar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ynk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emu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i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dioshac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killedu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qlfidd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lbironsupplyin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soundo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-linz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mcast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dangeredsoul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l-clas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vetolear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y-hooke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stherightwa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ysqltutoria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tsmakerobot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eesoun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eyebook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ilymoti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uversit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ze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artisan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svalu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ala-la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pp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j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how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utstuf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angecoastcolleg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iftmail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lverex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freedictionar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agworl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trantutoria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ti-xpres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bm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ernaldriv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bmonke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resix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eb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nguage-exchang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vendupli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hal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pp-netli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reak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pypasterepos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public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obsesse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rtforwar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bot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nchea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xrada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nclassroom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okesma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dro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ussel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ckwas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verpath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stak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roidat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udentdebtbom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ll-dice-onlin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messhor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lftaughtcoder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celsi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mpsonswik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dltutorial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paulcart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dnesset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trix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celexposur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nsiolab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avis-c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annesposit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pfus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unrock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h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shne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webpag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msnak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etorlam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eationki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ckucs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nk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puzzler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lliamduran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jectspark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oinformatic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ourwebsit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anitr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w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atograph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tcoldturke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designgrou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x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mcheatshee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imarck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cman-vs-ghost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us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onalab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thcov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ualmasm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worth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i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vnull-as-a-servic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rlieinte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yx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knownroa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acswik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in-dum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vn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mesrefiner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ckuwi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ytesforthough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nc-blo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anj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ylength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tso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vie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celforum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sanchez8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tepad-plus-plu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vbtl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le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keycod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wdin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nja-im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gph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ibon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ckeracadem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eedeskto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reasviklun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vs3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ckpaperazur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ffpaint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w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temitresk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toome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wth-aache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neyaccelerat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ppetlab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dewithmarmalad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etgeek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arningnurs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nderpant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ctorcod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antomj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uiapp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nv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chsmith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ghugelab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ic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startup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ndoninternationa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xa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meskechli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jectwisel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ercit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ml5doct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gramminghistoria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eclark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lix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ffectivedjang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unchzill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y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vidgow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tiansoftwar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pan-pr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fresh-s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dgen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ackm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gini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rafae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connec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poffrepor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a-install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actionfac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thwayslm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ypingwe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wesomeinc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agmentedpodcas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ptycrat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rik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arntocodewith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kat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kemeacodeninj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cma-internationa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otsi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sronlin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scastcodeur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booksfee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arthprim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otflux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ecommunicati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pm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fdesk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ham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messhuggin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lei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be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4way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2weeksofux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jj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colasgallagh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rsesmar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ressiveweb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ignforhacker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stvers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opostcod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cthomps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pelicanjav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nsofasolarempir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uxsurviva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npo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meremortal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mesbygre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inghous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atswhereintheappl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tchensoa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preis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internetwishlis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lliamwimberl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rbsutt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ssrootshackath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ybutt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rdojos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aultimat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erorderfu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okbo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oletomat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persimplestorageservic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stsymposium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fosecinstitut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eamingincod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cmaxel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-lj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vok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gci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orldofleveldesig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ertreview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rgoemac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ftoni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noweveryon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ingstyleguid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yboardc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orkworkgam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ylinuxisbett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iowik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mlandcssbook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scriptshow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gomati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utnikpanik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t-tutorial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xbyproximit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ctum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ffersonswhee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onicl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forg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ltimoresu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dfor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atironschoo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ee-electron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n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rre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teduzer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iotinsid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igalwa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ckteam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dditanalytic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amkapla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gu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os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albert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ulbridg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iiflow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althytypi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sdomgrou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tpocke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epas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lden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mpythonimportpodcas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mtut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ython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softwar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ureofcod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jk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colleg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xi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liote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-spo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irksmod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ntfeartheinterne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gaom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arnyousomeerla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eecomputerbook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omicobjec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amingham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camlpr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activex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salindfrankli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nnema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llamett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urenipsum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oumightnotneedjquer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mblebundl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almightygur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pguid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wlax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haelg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gbaddi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oont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tofgamedesig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achtronicsindustri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xdw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rldevelopi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ocod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wie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imza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sdev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lkches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istophermeiklejoh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ythonforbeginner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vescienc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rmonst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etcalypsoforum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keschoo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ntesteracadem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ct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mbojok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E+016" calcext:value-type="float">
            <text:p>300000000000000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tak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47sport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okshelfj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ckrnew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nglos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sumersearch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isclass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m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eamwidth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rneltra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plesof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ro5hi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ctor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ylu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tm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ppadevelopment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ceptar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otesvalle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tpelica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dfowl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gauploa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formationisbeautifu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tkirb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strang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grickab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df-archiv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ypres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bby-tabl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vdunge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yncod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game3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triciopalladin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stembash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itbutwh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tim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altimerenderi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endz4m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ddlemanap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fterhoursprogrammi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gexcrosswor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gi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thblo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t8lab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trimsho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uffwithstuf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thespee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oomber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ertenough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ansot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acticalmalwareanalysi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okzz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l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achingkidsprogrammi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amue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mmaris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movied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ihandyma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cticalneuronic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eampi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merit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wvi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raede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dditanalysi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rbandharm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pyblogg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wstopp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afir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gbluebutt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eahave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n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a-ar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triag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spberrypihq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educationt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rmlog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k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ipcadem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kina-corpu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yptographyengineeri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tpa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quidthink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sismeti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yb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ketchingwithcod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dism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ginnerscp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-faq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mstro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orldtimebudd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ventwithscratch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eemathhel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loradomentori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shaa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lidstatesqua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dio-technic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tternta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terbarret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te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hph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ettterpstr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st-la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-funde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ionalwik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tapitutoria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vingaf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jcase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rrtheblo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kesdotnetti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wistedoakstudio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njacav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e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volune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stcodesig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sonlin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ssmilk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ck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60traini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vim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fengadge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ash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olfir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neukirche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awspac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b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tonj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erstyl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sperat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ntpick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kstei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sterconnecti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aipattern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lkingpointsmem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tractionwatch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oudap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ss-la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ydigitalnomadblo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is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terprovos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lverlock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althif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ckerbracke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nwichmeantim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vidarn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choech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bibli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achyourselftocod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rminally-incoheren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man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tbook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ildawesomewebsit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vidbudde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ycscommunit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yasmin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dteq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stgat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arnerst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bymath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eamachin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tk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pbridg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tchmecod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dik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t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mundts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keshdhaka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mefromscratch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gmod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shcod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ld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eattic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canva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yxne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enol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curesolution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tnetslacker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lelliot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enesfores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ternativet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exot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hick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bdesignledg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tim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apin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cli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ndredspiritsprojec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nnade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lliscoachi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ndoorinterne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easingfungu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lzumeu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install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gmof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forum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unplugge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k-tip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frifi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kos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smvp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is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api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amati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ssamer-thread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serwar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jproject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er-la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mingmous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grammingcomputervisi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ilywritingtip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soneditoronlin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bergizm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reevirtu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ttrn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anderis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yfoundati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ghtcodegam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y-tek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ketchucati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ssell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hmyz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zebe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matccol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dditmedi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immyhilli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oj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verberat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ou-win-the-interne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rtj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ythonfiddl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mgms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bmoo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amwhitcrof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vinwilliampa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omla-and-mor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nys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yhow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vesgalax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rcamp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lidfil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tisb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ck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kcor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wkith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ckgirlscod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ntjenk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etminecraf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ningforalien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verything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tfj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mej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kwats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eroturnaroun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cworl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-traditi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uce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lvedn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tipattern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rseswe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mesmollo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cot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joh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ilydo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nd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nielroo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fuckedismydatabas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ckthenorth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yshor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mcv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mir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atsizekettlebel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lkpythontom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xforfu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-ology-blo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k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nkingparalle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rsonvu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modorotechniqu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ql-tutoria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tfunn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btoolki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iencebooksonlin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uiblo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ritebuild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kew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rsetalk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queringthecommandlin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meku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sinstall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aq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ll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licanthem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-forum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oungrewiredstat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halash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rontopubliclibrar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vstream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ecoolsitebloggingtip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hack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ttlerocketapp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prendrelecod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scriptjabb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ogleapi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fftoni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llstackradi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ham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ythoncentra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atlanti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yshopif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egralwebsolution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istentialcomic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jhick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owebook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itzbasi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thehu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toitscrip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mbolhoun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fectionkill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ostrp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nansiddiq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uckdri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martinsight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pprock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rubber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ndei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itopic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m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readmedia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rarx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iencedirec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ec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ckedap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tnetrock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iliq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orickpeters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pmentori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boloncog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gorithmis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eeo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metapictur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binoblackshee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ewwils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pscontes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mesketchli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hnsmile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c-tic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futureislikepi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to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ingfreedom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p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sforcat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tthewbal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rspeak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oidgamer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tterexplaine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ldbunn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asy68k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asfor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shar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ilvandyk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gexercis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ekros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blicapi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ertesti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wsj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ricleschinsk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hnmacfarlan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abasejourna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sal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nitj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w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xt2r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dditblo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brandgam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kkadi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odesmil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pu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uroproduction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m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nius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llegeboar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stgresqltutoria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naudo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ve-ree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tdo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litsid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rtupweeken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icvin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rtze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sbeautifi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gamecreator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tux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xe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nnyism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ye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atyoudontknow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beythetestinggoa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iptc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mblittlema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orgetow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scriptbook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dgametool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woliveslef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vestap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onrbrigg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ylonsprojec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es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mpantgam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k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ssalengin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ttbold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ph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eplearni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filte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bbyaward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emosyne-proj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nl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ning-sandbox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herli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marter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ryfunnypic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akan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itlogsfromlastnigh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poss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woscoopspres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ueto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ckrabbitcod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tpain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kubunt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thu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kingforpullrequest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unchyrol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ardgamegeek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bdesignerdepo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ilyillin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chgu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ckedexistenc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hansuniversit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npandor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uxgazett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activemanifest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nhillboxi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enpencil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talystclas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ilyexper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ask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ql-ex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dugamela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ond3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rongya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osefk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habl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lbir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dambal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etcod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ucaed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worldz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ages-amaz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dvoltag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9project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hanschoonov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eillyschoo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he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38bu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s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lthyrichclient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terb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de-o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osxautomati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t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ypyth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b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oni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hoz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cp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tchyourhar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z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y12gam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thingsdistribute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dyosman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aist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ekcod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im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rtableapp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iftedd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t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vinashcraf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rtupschoo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ypearsonstor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apz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roesofnewerth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mpleprogramm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ntagrandm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optalkshow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lh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bflow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vemem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ngamear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amkdea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onu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stplac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puvill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ek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bh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um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odu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m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merlab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anscriptiongea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uldeux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ughellman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w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ranontech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ndatastructur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vanmill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rling-softwar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alultimatepow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eb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nre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anstormtay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wi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itekeyboard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supportlinuxhosti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turehosti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sscs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j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vtyt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sgameclon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tuscod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kosma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misbuck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celeratedcp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ckingof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slwik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ndcam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ishateswriti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form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000newswir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eylessmanifest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vilcul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nxbasi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mle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cma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kyllr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devblo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sicforprogrammi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alearner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shi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quisit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urhourworkweek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omebookhq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vechurchdat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mki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rt7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guecentra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cialmatchbox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ckles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mplatemonst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ythonap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rtlandplayhous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york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ythonweekl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dfi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yslif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keahacker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eepanarch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bertheat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utopi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bdevradi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okdepositor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amliqui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-eskwadraa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ayinthelifeo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cach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atacon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tool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xtbookequit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rian-berg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aboard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leforma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rekwyat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ypy-la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mahacodeschoo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ycaf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gexcheatshee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enisse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aboutcircuit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tkarshsenga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oseberrycreativ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phatolaunch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pgmakerwe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ndoflis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larianprogramm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otobucke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mmarsko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tlazaru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portabl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z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tr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qe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tm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ght-bo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toverlambd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sparkga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learni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mplynois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rit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toril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ym-cd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leniumhq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omeextension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magazin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eakingj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irk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arkjav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3cook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ndalone-sysadmi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stcollegereview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f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ccne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owmed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fastfinger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sedonutshopp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lbgc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ttkensel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alconph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pergiantgam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rowingfir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chu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equer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ingboi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fml-de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rtupsfortherestofu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odesig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nvim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tawa-shouj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gebreakpodcas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x4fu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fsou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keuseo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spberrywebserv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nofgeek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ckla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ftwareniagar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cal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week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bgeek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ttishake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pdesign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mobiley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ssouristat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keplan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ok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guelgrinber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selcontrera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uti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astat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regist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yerla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mbjack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edl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tintop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illdrinki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ialer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isaitchis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cos2d-iphon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gardun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rsone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topma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norami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tation-production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gexher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interview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tthewjamestay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gulargeek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eddingbik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rryullma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sswro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loit-exercis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orldmapp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ylorhust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stilefork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shhack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hipperelemen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udemi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btut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cyberpatrio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xampl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percratebox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goodmoo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gamerspos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permeatbo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ml5gam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tdevblogada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vgur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cked-crooke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ci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frobo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va6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cket-la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ainingba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ilosopherdevelop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egisu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gramm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ebor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cademy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string" calcext:value-type="string">
            <text:p>udacity</text:p>
          </table:table-cell>
          <table:table-cell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string" calcext:value-type="string">
            <text:p>coursera</text:p>
          </table:table-cell>
          <table:table-cell office:value-type="float" office:value="0" calcext:value-type="float">
            <text:p>0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string" calcext:value-type="string">
            <text:p>edx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codeacademy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udemy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learnpython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eloquent javascript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rubymonk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ryruby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ry pytho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aveofprogramming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runch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ckety hack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Sheet2" table:style-name="ta1">
        <table:shapes>
          <draw:frame draw:z-index="0" draw:style-name="gr1" draw:text-style-name="P1" svg:width="9.615in" svg:height="6.3996in" svg:x="0in" svg:y="0.0004in">
            <draw:object draw:notify-on-update-of-ranges="Sheet1.A2:Sheet1.A30 Sheet1.B1:Sheet1.B1 Sheet1.B2:Sheet1.B30 Sheet1.C1:Sheet1.C1 Sheet1.C2:Sheet1.C3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1:Sheet1.C2110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2in" fo:margin-bottom="0.2in" fo:margin-left="0.2in" fo:margin-right="0.2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ed-by>Caroline </meta:printed-by>
    <meta:print-date>2015-06-30T09:30:16.055733347</meta:print-date>
    <dc:date>2015-07-01T01:48:14.578075965</dc:date>
    <dc:creator>Caroline </dc:creator>
    <meta:document-statistic meta:table-count="2" meta:cell-count="6330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423cm" svg:height="16.256cm" xlink:href=".." xlink:type="simple" chart:class="chart:bar" chart:style-name="ch1">
        <chart:legend chart:legend-position="end" svg:x="20.625cm" svg:y="7.58cm" style:legend-expansion="high" chart:style-name="ch2"/>
        <chart:plot-area chart:style-name="ch3" table:cell-range-address="Sheet1.A1:Sheet1.C30" chart:data-source-has-labels="both" svg:x="0.488cm" svg:y="0.325cm" svg:width="19.649cm" svg:height="15.606cm">
          <chartooo:coordinate-region svg:x="4.258cm" svg:y="0.325cm" svg:width="15.507cm" svg:height="14.959cm"/>
          <chart:axis chart:dimension="x" chart:name="primary-x" chart:style-name="ch4" chartooo:axis-type="auto">
            <chartooo:date-scale/>
            <chart:categories table:cell-range-address="Sheet1.A2:Sheet1.A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30" chart:label-cell-address="Sheet1.B1:Sheet1.B1" chart:class="chart:bar">
            <chart:data-point chart:repeated="29"/>
          </chart:series>
          <chart:series chart:style-name="ch8" chart:values-cell-range-address="Sheet1.C2:Sheet1.C30" chart:label-cell-address="Sheet1.C1:Sheet1.C1" chart:class="chart:bar">
            <chart:data-point chart:repeated="2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of links</text:p>
                <draw:g>
                  <svg:desc>Sheet1.B1:Sheet1.B1</svg:desc>
                </draw:g>
              </table:table-cell>
              <table:table-cell office:value-type="string">
                <text:p>number of mentions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eddit</text:p>
                <draw:g>
                  <svg:desc>Sheet1.A2:Sheet1.A30</svg:desc>
                </draw:g>
              </table:table-cell>
              <table:table-cell office:value-type="float" office:value="1678">
                <text:p>1678</text:p>
                <draw:g>
                  <svg:desc>Sheet1.B2:Sheet1.B30</svg:desc>
                </draw:g>
              </table:table-cell>
              <table:table-cell office:value-type="float" office:value="2369">
                <text:p>2369</text:p>
                <draw:g>
                  <svg:desc>Sheet1.C2:Sheet1.C30</svg:desc>
                </draw:g>
              </table:table-cell>
            </table:table-row>
            <table:table-row>
              <table:table-cell office:value-type="string">
                <text:p>wikipedia</text:p>
              </table:table-cell>
              <table:table-cell office:value-type="float" office:value="945">
                <text:p>945</text:p>
              </table:table-cell>
              <table:table-cell office:value-type="float" office:value="1414">
                <text:p>1414</text:p>
              </table:table-cell>
            </table:table-row>
            <table:table-row>
              <table:table-cell office:value-type="string">
                <text:p>imgur</text:p>
              </table:table-cell>
              <table:table-cell office:value-type="float" office:value="474">
                <text:p>474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amazon</text:p>
              </table:table-cell>
              <table:table-cell office:value-type="float" office:value="411">
                <text:p>411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youtube</text:p>
              </table:table-cell>
              <table:table-cell office:value-type="float" office:value="261">
                <text:p>261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string">
                <text:p>stackoverflow</text:p>
              </table:table-cell>
              <table:table-cell office:value-type="float" office:value="169">
                <text:p>169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xkcd</text:p>
              </table:table-cell>
              <table:table-cell office:value-type="float" office:value="157">
                <text:p>157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mit</text:p>
              </table:table-cell>
              <table:table-cell office:value-type="float" office:value="134">
                <text:p>134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github</text:p>
              </table:table-cell>
              <table:table-cell office:value-type="float" office:value="97">
                <text:p>97</text:p>
              </table:table-cell>
              <table:table-cell office:value-type="float" office:value="1367">
                <text:p>1367</text:p>
              </table:table-cell>
            </table:table-row>
            <table:table-row>
              <table:table-cell office:value-type="string">
                <text:p>inventwithpython</text:p>
              </table:table-cell>
              <table:table-cell office:value-type="float" office:value="69">
                <text:p>6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learnpythonthehardway</text:p>
              </table:table-cell>
              <table:table-cell office:value-type="float" office:value="59">
                <text:p>5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microsoft</text:p>
              </table:table-cell>
              <table:table-cell office:value-type="float" office:value="53">
                <text:p>53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explainxkcd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stanford</text:p>
              </table:table-cell>
              <table:table-cell office:value-type="float" office:value="48">
                <text:p>48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oracle</text:p>
              </table:table-cell>
              <table:table-cell office:value-type="float" office:value="46">
                <text:p>46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xkcdref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google</text:p>
              </table:table-cell>
              <table:table-cell office:value-type="float" office:value="41">
                <text:p>41</text:p>
              </table:table-cell>
              <table:table-cell office:value-type="float" office:value="2102">
                <text:p>2102</text:p>
              </table:table-cell>
            </table:table-row>
            <table:table-row>
              <table:table-cell office:value-type="string">
                <text:p>youtu</text:p>
              </table:table-cell>
              <table:table-cell office:value-type="float" office:value="41">
                <text:p>4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oreilly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blogspot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git-scm</text:p>
              </table:table-cell>
              <table:table-cell office:value-type="float" office:value="39">
                <text:p>3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projecteuler</text:p>
              </table:table-cell>
              <table:table-cell office:value-type="float" office:value="38">
                <text:p>3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codinghorror</text:p>
              </table:table-cell>
              <table:table-cell office:value-type="float" office:value="37">
                <text:p>3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programarcadegames</text:p>
              </table:table-cell>
              <table:table-cell office:value-type="float" office:value="36">
                <text:p>3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stackexchange</text:p>
              </table:table-cell>
              <table:table-cell office:value-type="float" office:value="35">
                <text:p>3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codeabbey</text:p>
              </table:table-cell>
              <table:table-cell office:value-type="float" office:value="35">
                <text:p>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wordpress</text:p>
              </table:table-cell>
              <table:table-cell office:value-type="float" office:value="32">
                <text:p>3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learncodethehardway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sourceforge</text:p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